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fo:min-height="0cm" fo:min-width="0cm"/>
    </style:style>
    <style:style style:name="gr2" style:family="graphic" style:parent-style-name="standard">
      <style:graphic-properties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9a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solid" svg:stroke-color="#000000" draw:fill="none" draw:fill-color="#ffffff" fo:min-height="0.869cm"/>
    </style:style>
    <style:style style:name="gr8" style:family="graphic" style:parent-style-name="standard" style:list-style-name="L1">
      <style:graphic-properties draw:fill-color="#fff9ae" fo:min-height="0cm" fo:min-width="0cm" fo:padding-top="0.125cm" fo:padding-bottom="0.125cm" fo:padding-left="0.25cm" fo:padding-right="0.25cm"/>
    </style:style>
    <style:style style:name="P1" style:family="paragraph">
      <style:paragraph-properties fo:margin-left="0cm" fo:margin-right="0cm" fo:margin-top="0cm" fo:margin-bottom="0cm" fo:text-align="start" fo:text-indent="0cm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style:paragraph-properties fo:margin-left="0cm" fo:margin-right="0cm" fo:margin-top="0cm" fo:margin-bottom="0cm" fo:text-align="start" fo:text-indent="0cm"/>
      <style:text-properties style:font-name="Liberation Sans" fo:font-size="16pt" style:letter-kerning="true" style:font-name-asian="Noto Sans CJK SC Regular" style:font-size-asian="16pt" style:font-name-complex="Lohit Devanagari" style:font-size-complex="16pt"/>
    </style:style>
    <style:style style:name="P4" style:family="paragraph">
      <style:paragraph-properties fo:margin-left="0cm" fo:margin-right="0cm" fo:margin-top="0cm" fo:margin-bottom="0cm" fo:text-indent="0cm"/>
      <style:text-properties fo:font-size="16pt" style:font-size-asian="16pt" style:font-size-complex="16pt"/>
    </style:style>
    <style:style style:name="P5" style:family="paragraph">
      <style:paragraph-properties fo:margin-left="0.2cm" fo:margin-right="0cm" fo:margin-top="0.101cm" fo:margin-bottom="0.101cm" fo:text-align="start" fo:text-indent="0cm"/>
    </style:style>
    <style:style style:name="P6" style:family="paragraph">
      <style:paragraph-properties fo:margin-left="0.2cm" fo:margin-right="0cm" fo:margin-top="0.101cm" fo:margin-bottom="0.101cm" fo:text-align="start" fo:text-indent="0cm"/>
      <style:text-properties fo:font-weight="normal"/>
    </style:style>
    <style:style style:name="P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-color="#fff9ae"/>
    </style:style>
    <style:style style:name="P10" style:family="paragraph">
      <loext:graphic-properties draw:fill="none"/>
      <style:paragraph-properties fo:text-align="center"/>
      <style:text-properties style:text-underline-style="none"/>
    </style:style>
    <style:style style:name="P11" style:family="paragraph">
      <loext:graphic-properties draw:fill="none" draw:fill-color="#ffffff"/>
      <style:text-properties style:text-underline-style="none"/>
    </style:style>
    <style:style style:name="P12" style:family="paragraph">
      <loext:graphic-properties draw:fill="none" draw:fill-color="#ffffff"/>
      <style:text-properties fo:font-size="12pt" style:text-underline-style="none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-color="#fff9ae"/>
      <style:paragraph-properties fo:text-align="end"/>
    </style:style>
    <style:style style:name="P16" style:family="paragraph">
      <loext:graphic-properties draw:fill-color="#fff9ae"/>
      <style:paragraph-properties fo:margin-left="0cm" fo:margin-right="0cm" fo:text-align="start" fo:text-indent="0cm"/>
      <style:text-properties style:font-name="Liberation Sans" fo:font-size="18pt" style:letter-kerning="true" style:font-name-asian="Noto Sans CJK SC Regular" style:font-size-asian="18pt" style:font-name-complex="Lohit Devanagari" style:font-size-complex="18pt"/>
    </style:style>
    <style:style style:name="T1" style:family="text">
      <style:text-properties style:font-name="Liberation Sans" fo:font-size="16pt" style:letter-kerning="true" style:font-name-asian="Noto Sans CJK SC Regular" style:font-size-asian="16pt" style:font-name-complex="Lohit Devanagari" style:font-size-complex="16pt"/>
    </style:style>
    <style:style style:name="T2" style:family="text">
      <style:text-properties fo:font-size="18pt" fo:font-weight="normal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6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7" style:family="text">
      <style:text-properties fo:color="#ce181e" fo:font-size="14pt" style:font-size-asian="14pt" style:font-size-complex="1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e181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e181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e181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e181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name="Forma1" draw:style-name="gr1" draw:text-style-name="P3" xml:id="id1" draw:id="id1" draw:layer="layout" svg:width="5.006cm" svg:height="2.759cm" svg:x="2.218cm" svg:y="4.221cm">
          <text:p text:style-name="P1"><text:span text:style-name="T1">len = 10</text:span></text:p>
          <text:p text:style-name="P2"><text:span text:style-name="T1">i = 0</text:span></text:p>
          <text:p text:style-name="P2"><text:span text:style-name="T1">A[]=B[]=C[]=0</text:span></text:p>
          <text:p text:style-name="P2"><text:span text:style-name="T1">A0=Dirección A[0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Forma1" draw:style-name="gr2" draw:text-style-name="P4" xml:id="id11" draw:id="id11" draw:layer="layout" svg:width="2.526cm" svg:height="0.878cm" svg:x="3.458cm" svg:y="8.611cm">
          <text:p text:style-name="P2"><text:span text:style-name="T1">i = len-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Forma1" draw:style-name="gr2" draw:text-style-name="P5" xml:id="id8" draw:id="id8" draw:layer="layout" svg:width="1.933cm" svg:height="0.962cm" svg:x="3.756cm" svg:y="14.539cm">
          <text:p>A[i]=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Forma1" draw:style-name="gr2" draw:text-style-name="P6" xml:id="id13" draw:id="id13" draw:layer="layout" svg:width="1.917cm" svg:height="0.962cm" svg:x="3.764cm" svg:y="20.959cm">
          <text:p text:style-name="P5"><text:span text:style-name="T2">i=i-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7" xml:id="id10" draw:id="id10" draw:layer="layout" draw:type="line" svg:x1="4.721cm" svg:y1="6.98cm" svg:x2="4.721cm" svg:y2="6.98cm" draw:start-shape="id1" draw:start-glue-point="6" draw:end-shape="id1" draw:end-glue-point="6" svg:d="M4721 6980z" svg:viewBox="0 0 1 1">
          <text:p/>
        </draw:connector>
        <draw:custom-shape draw:style-name="gr2" draw:text-style-name="P8" draw:layer="layout" svg:width="3.478cm" svg:height="2.759cm" svg:x="12.388cm" svg:y="4.151cm">
          <text:p><text:span text:style-name="T3">M[len] ←10</text:span></text:p>
          <text:p><text:span text:style-name="T4">M[i]</text:span><text:span text:style-name="T3">←0</text:span></text:p>
          <text:p><text:span text:style-name="T3">M[uno]</text:span><text:span text:style-name="T5">←</text:span><text:span text:style-name="T6">1</text:span></text:p>
          <text:p><text:span text:style-name="T6">M[A0]</text:span><text:span text:style-name="T5">←</text:span><text:span text:style-name="T6">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8" xml:id="id4" draw:id="id4" draw:layer="layout" svg:width="5.024cm" svg:height="1.756cm" svg:x="11.615cm" svg:y="11.621cm">
          <text:p><text:span text:style-name="T7">(1)</text:span><text:span text:style-name="T3">AC</text:span><text:span text:style-name="T5">≥</text:span><text:span text:style-name="T3">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layer="layout" svg:width="4.697cm" svg:height="2.216cm" svg:x="11.779cm" svg:y="8.198cm">
          <text:p><text:span text:style-name="T8"><text:s/></text:span><text:span text:style-name="T4">AC←</text:span><text:span text:style-name="T3">M[len]</text:span></text:p>
          <text:p><text:span text:style-name="T4"><text:s/></text:span><text:span text:style-name="T4">AC</text:span><text:span text:style-name="T3">←AC-M[uno]</text:span></text:p>
          <text:p><text:span text:style-name="T4">M[i]</text:span><text:span text:style-name="T3">←A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9" xml:id="id2" draw:id="id2" draw:layer="layout" svg:width="1.954cm" svg:height="0.962cm" svg:x="13.172cm" svg:y="14.153cm">
          <text:p><text:span text:style-name="T8"><text:s/></text:span><text:span text:style-name="T4">A[i]=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xml:id="id3" draw:id="id3" draw:layer="layout" svg:width="4.435cm" svg:height="0.878cm" svg:x="11.927cm" svg:y="15.653cm">
          <text:p><text:span text:style-name="T4">AC←AC+M[A0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xml:id="id17" draw:id="id17" draw:layer="layout" svg:width="4.176cm" svg:height="0.878cm" svg:x="12.057cm" svg:y="19.247cm">
          <text:p><text:span text:style-name="T9">(2)</text:span><text:span text:style-name="T4">M[800]←A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10" draw:layer="layout" svg:x1="14.127cm" svg:y1="6.921cm" svg:x2="14.127cm" svg:y2="8.121cm">
          <text:p/>
        </draw:line>
        <draw:line draw:style-name="gr3" draw:text-style-name="P10" draw:layer="layout" svg:x1="14.127cm" svg:y1="10.421cm" svg:x2="14.127cm" svg:y2="11.621cm">
          <text:p/>
        </draw:line>
        <draw:connector draw:style-name="gr3" draw:text-style-name="P10" draw:layer="layout" svg:x1="14.149cm" svg:y1="15.115cm" svg:x2="14.145cm" svg:y2="15.653cm" draw:start-shape="id2" draw:start-glue-point="6" draw:end-shape="id3" draw:end-glue-point="4" svg:d="M14149 15115v270h-4v268" svg:viewBox="0 0 5 539">
          <text:p/>
        </draw:connector>
        <draw:connector draw:style-name="gr3" draw:text-style-name="P10" draw:layer="layout" svg:x1="16.639cm" svg:y1="12.499cm" svg:x2="18.271cm" svg:y2="12.489cm" draw:start-shape="id4" draw:start-glue-point="7" draw:end-shape="id5" draw:end-glue-point="5" svg:d="M16639 12499h816v-10h816" svg:viewBox="0 0 1633 11">
          <text:p/>
        </draw:connector>
        <draw:connector draw:style-name="gr3" draw:text-style-name="P10" draw:layer="layout" svg:x1="14.145cm" svg:y1="23.718cm" svg:x2="9.4cm" svg:y2="12.502cm" draw:start-shape="id6" draw:start-glue-point="6" draw:end-shape="id7" draw:end-glue-point="5" svg:d="M14145 23718v502h-5247v-11718h502" svg:viewBox="0 0 5248 11719">
          <text:p/>
        </draw:connector>
        <draw:frame draw:style-name="gr5" draw:text-style-name="P11" draw:layer="layout" svg:width="1.6cm" svg:height="0.962cm" svg:x="16.6cm" svg:y="11.521cm">
          <draw:text-box>
            <text:p>No</text:p>
          </draw:text-box>
        </draw:frame>
        <draw:frame draw:style-name="gr6" draw:text-style-name="P11" draw:layer="layout" svg:width="1.5cm" svg:height="1.1cm" svg:x="14.1cm" svg:y="13.221cm">
          <draw:text-box>
            <text:p>Sí</text:p>
          </draw:text-box>
        </draw:frame>
        <draw:connector draw:style-name="gr3" draw:text-style-name="P10" draw:layer="layout" svg:x1="4.723cm" svg:y1="15.501cm" svg:x2="4.723cm" svg:y2="16.679cm" draw:start-shape="id8" draw:start-glue-point="6" draw:end-shape="id9" draw:end-glue-point="4" svg:d="M4723 15501v1178" svg:viewBox="0 0 1 1179">
          <text:p/>
        </draw:connector>
        <draw:frame draw:style-name="gr7" draw:text-style-name="P12" draw:layer="layout" svg:width="13.5cm" svg:height="1.119cm" svg:x="5.8cm" svg:y="25.2cm">
          <draw:text-box>
            <text:p><text:span text:style-name="T10">(</text:span><text:span text:style-name="T11">1) AC&gt;0:PC←PC+act_A/PC+1</text:span></text:p>
            <text:p><text:span text:style-name="T12">(</text:span><text:span text:style-name="T13">2) El <text:s/>valor 800 es arbitrario pero debe ser mayor que la sección de instrucciones</text:span></text:p>
          </draw:text-box>
        </draw:frame>
        <draw:connector draw:style-name="gr3" draw:text-style-name="P13" draw:layer="layout" svg:x1="4.721cm" svg:y1="6.98cm" svg:x2="4.721cm" svg:y2="8.611cm" draw:start-shape="id10" draw:start-glue-point="0" draw:end-shape="id11" svg:d="M4721 6980v1631" svg:viewBox="0 0 1 1632">
          <text:p/>
        </draw:connector>
        <draw:custom-shape draw:style-name="gr2" draw:text-style-name="P8" xml:id="id12" draw:id="id12" draw:layer="layout" svg:width="2.501cm" svg:height="1.756cm" svg:x="3.471cm" svg:y="11.622cm">
          <text:p><text:span text:style-name="T5">i≥</text:span><text:span text:style-name="T3">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3" draw:layer="layout" svg:x1="4.721cm" svg:y1="9.489cm" svg:x2="4.722cm" svg:y2="11.622cm" draw:start-shape="id11" draw:start-glue-point="6" draw:end-shape="id12" draw:end-glue-point="4" svg:d="M4721 9489v1067h1v1066" svg:viewBox="0 0 2 2134">
          <text:p/>
        </draw:connector>
        <draw:custom-shape draw:name="Forma1" draw:style-name="gr2" draw:text-style-name="P6" xml:id="id14" draw:id="id14" draw:layer="layout" svg:width="1.583cm" svg:height="0.962cm" svg:x="0.917cm" svg:y="12.018cm">
          <text:p text:style-name="P5"><text:span text:style-name="T2">F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3" draw:layer="layout" svg:x1="4.722cm" svg:y1="13.378cm" svg:x2="4.723cm" svg:y2="14.539cm" draw:start-shape="id12" draw:start-glue-point="6" draw:end-shape="id8" draw:end-glue-point="4" svg:d="M4722 13378v581h1v580" svg:viewBox="0 0 2 1162">
          <text:p/>
        </draw:connector>
        <draw:connector draw:style-name="gr3" draw:text-style-name="P13" draw:layer="layout" draw:line-skew="0.427cm" svg:x1="5.681cm" svg:y1="21.44cm" svg:x2="5.972cm" svg:y2="12.5cm" draw:start-shape="id13" draw:start-glue-point="7" draw:end-shape="id12" draw:end-glue-point="7" svg:d="M5681 21440h1219v-8940h-928" svg:viewBox="0 0 1220 8941">
          <text:p/>
        </draw:connector>
        <draw:connector draw:style-name="gr3" draw:text-style-name="P13" draw:layer="layout" svg:x1="3.471cm" svg:y1="12.5cm" svg:x2="2.5cm" svg:y2="12.499cm" draw:start-shape="id12" draw:start-glue-point="5" draw:end-shape="id14" draw:end-glue-point="7" svg:d="M3471 12500h-486v-1h-485" svg:viewBox="0 0 972 2">
          <text:p/>
        </draw:connector>
        <draw:frame draw:style-name="gr5" draw:text-style-name="P11" draw:layer="layout" svg:width="1.6cm" svg:height="0.962cm" svg:x="2.8cm" svg:y="11.521cm">
          <draw:text-box>
            <text:p>No</text:p>
          </draw:text-box>
        </draw:frame>
        <draw:custom-shape draw:name="Forma1" draw:style-name="gr2" draw:text-style-name="P5" xml:id="id9" draw:id="id9" draw:layer="layout" svg:width="1.933cm" svg:height="0.962cm" svg:x="3.756cm" svg:y="16.679cm">
          <text:p>B[i]=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Forma1" draw:style-name="gr2" draw:text-style-name="P5" xml:id="id15" draw:id="id15" draw:layer="layout" svg:width="4.037cm" svg:height="0.962cm" svg:x="2.704cm" svg:y="18.819cm">
          <text:p>C[i]=A[i]+B[i]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3" draw:layer="layout" svg:x1="4.723cm" svg:y1="17.641cm" svg:x2="4.723cm" svg:y2="18.819cm" draw:start-shape="id9" draw:start-glue-point="6" draw:end-shape="id15" draw:end-glue-point="4" svg:d="M4723 17641v1178" svg:viewBox="0 0 1 1179">
          <text:p/>
        </draw:connector>
        <draw:connector draw:style-name="gr3" draw:text-style-name="P13" draw:layer="layout" svg:x1="4.723cm" svg:y1="19.781cm" svg:x2="4.722cm" svg:y2="20.959cm" draw:start-shape="id15" draw:start-glue-point="6" draw:end-shape="id13" draw:end-glue-point="4" svg:d="M4723 19781v590h-1v588" svg:viewBox="0 0 2 1179">
          <text:p/>
        </draw:connector>
        <draw:custom-shape draw:style-name="gr2" xml:id="id5" draw:id="id5" draw:layer="layout" svg:width="1.569cm" svg:height="0.878cm" svg:x="18.271cm" svg:y="12.05cm">
          <text:p><text:span text:style-name="T4">sto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3" draw:layer="layout" svg:x1="14.127cm" svg:y1="13.377cm" svg:x2="14.149cm" svg:y2="14.153cm" draw:start-shape="id4" draw:start-glue-point="6" draw:end-shape="id2" draw:end-glue-point="4" svg:d="M14127 13377v389h22v387" svg:viewBox="0 0 23 777">
          <text:p/>
        </draw:connector>
        <draw:custom-shape draw:style-name="gr2" xml:id="id16" draw:id="id16" draw:layer="layout" svg:width="6.573cm" svg:height="0.878cm" svg:x="10.858cm" svg:y="17.45cm">
          <text:p><text:span text:style-name="T4">M[WI](8:19)←AC(28:39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3" draw:layer="layout" svg:x1="14.145cm" svg:y1="16.531cm" svg:x2="14.145cm" svg:y2="17.45cm" draw:start-shape="id3" draw:start-glue-point="6" draw:end-shape="id16" draw:end-glue-point="4" svg:d="M14145 16531v919" svg:viewBox="0 0 1 920">
          <text:p/>
        </draw:connector>
        <draw:connector draw:style-name="gr3" draw:text-style-name="P13" draw:layer="layout" svg:x1="14.145cm" svg:y1="18.328cm" svg:x2="14.145cm" svg:y2="19.247cm" draw:start-shape="id16" draw:start-glue-point="6" draw:end-shape="id17" draw:end-glue-point="4" svg:d="M14145 18328v919" svg:viewBox="0 0 1 920">
          <text:p/>
        </draw:connector>
        <draw:custom-shape draw:style-name="gr4" draw:text-style-name="P15" draw:layer="layout" svg:width="2.28cm" svg:height="0.962cm" svg:x="9.808cm" svg:y="15.61cm">
          <text:p text:style-name="P14"><text:span text:style-name="T8"><text:s/></text:span><text:span text:style-name="T14">act_A: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xml:id="id6" draw:id="id6" draw:layer="layout" svg:width="3.199cm" svg:height="0.878cm" svg:x="12.545cm" svg:y="22.84cm">
          <text:p><text:span text:style-name="T4">PC←buc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3" draw:layer="layout" svg:x1="14.145cm" svg:y1="20.125cm" svg:x2="14.144cm" svg:y2="21.001cm" draw:start-shape="id17" draw:start-glue-point="6" draw:end-shape="id18" draw:end-glue-point="4" svg:d="M14145 20125v439h-1v437" svg:viewBox="0 0 2 877">
          <text:p/>
        </draw:connector>
        <draw:custom-shape draw:style-name="gr4" draw:text-style-name="P15" xml:id="id7" draw:id="id7" draw:layer="layout" svg:width="2.187cm" svg:height="0.962cm" svg:x="9.4cm" svg:y="12.021cm">
          <text:p text:style-name="P14"><text:span text:style-name="T8"><text:s/></text:span><text:span text:style-name="T14">bucle: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9" xml:id="id18" draw:id="id18" draw:layer="layout" svg:width="1.954cm" svg:height="0.962cm" svg:x="13.167cm" svg:y="21.001cm">
          <text:p><text:span text:style-name="T8"><text:s/></text:span><text:span text:style-name="T4">A[i]=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3" draw:layer="layout" svg:x1="14.144cm" svg:y1="21.963cm" svg:x2="14.145cm" svg:y2="22.84cm" draw:start-shape="id18" draw:start-glue-point="6" draw:end-shape="id6" draw:end-glue-point="4" svg:d="M14144 21963v439h1v438" svg:viewBox="0 0 2 878">
          <text:p/>
        </draw:connector>
        <draw:custom-shape draw:style-name="gr8" draw:text-style-name="P16" draw:layer="layout" svg:width="1.527cm" svg:height="0.962cm" svg:x="10.611cm" svg:y="19.205cm">
          <text:p><text:s/><text:span text:style-name="T15">WI: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3T09:51:45.996188700</meta:creation-date>
    <dc:date>2018-09-23T09:48:25.399030987</dc:date>
    <meta:editing-duration>PT45M7S</meta:editing-duration>
    <meta:editing-cycles>24</meta:editing-cycles>
    <meta:generator>LibreOffice/6.0.3.2$Linux_X86_64 LibreOffice_project/00m0$Build-2</meta:generator>
    <meta:document-statistic meta:object-count="44"/>
  </office:meta>
</office:document-meta>
</file>